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CharacterString.GraphicsCharacterString( String str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sCharacterString.getStringA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CharacterString.getOrder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CharacterString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CharacterString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sCharacterString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CharacterString.truncat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CharacterString.GraphicsCharacterString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